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 style:writing-mode="page"/>
    </style:style>
    <style:style style:name="Table1.10" style:family="table-row">
      <style:table-row-properties style:min-row-height="0.216in"/>
    </style:style>
    <style:style style:name="P1" style:family="paragraph" style:parent-style-name="Standard">
      <style:text-properties officeooo:rsid="001958f4" officeooo:paragraph-rsid="001958f4"/>
    </style:style>
    <style:style style:name="P2" style:family="paragraph" style:parent-style-name="Table_20_Contents">
      <style:text-properties officeooo:rsid="001958f4" officeooo:paragraph-rsid="001958f4"/>
    </style:style>
    <style:style style:name="P3" style:family="paragraph" style:parent-style-name="Text_20_body">
      <style:text-properties officeooo:rsid="001958f4" officeooo:paragraph-rsid="001958f4"/>
    </style:style>
    <style:style style:name="P4" style:family="paragraph" style:parent-style-name="Title">
      <style:text-properties officeooo:rsid="001958f4" officeooo:paragraph-rsid="001958f4"/>
    </style:style>
    <style:style style:name="P5" style:family="paragraph" style:parent-style-name="Standard">
      <style:text-properties officeooo:rsid="001958f4" officeooo:paragraph-rsid="001a7e08"/>
    </style:style>
    <style:style style:name="P6" style:family="paragraph" style:parent-style-name="Text_20_body">
      <style:text-properties officeooo:rsid="001c7d89" officeooo:paragraph-rsid="001c7d89"/>
    </style:style>
    <style:style style:name="P7" style:family="paragraph" style:parent-style-name="Standard">
      <style:text-properties officeooo:paragraph-rsid="001958f4"/>
    </style:style>
    <style:style style:name="P8" style:family="paragraph" style:parent-style-name="Text_20_body">
      <style:text-properties officeooo:paragraph-rsid="001958f4"/>
    </style:style>
    <style:style style:name="P9" style:family="paragraph" style:parent-style-name="Standard">
      <style:text-properties officeooo:rsid="001a7e08" officeooo:paragraph-rsid="001a7e08"/>
    </style:style>
    <style:style style:name="P10" style:family="paragraph" style:parent-style-name="Text_20_body">
      <style:text-properties officeooo:rsid="001caa4a" officeooo:paragraph-rsid="001caa4a"/>
    </style:style>
    <style:style style:name="P11" style:family="paragraph" style:parent-style-name="Text_20_body">
      <style:text-properties officeooo:rsid="001d0d53" officeooo:paragraph-rsid="001d0d53"/>
    </style:style>
    <style:style style:name="P12" style:family="paragraph" style:parent-style-name="Heading_20_1">
      <style:text-properties officeooo:rsid="001958f4" officeooo:paragraph-rsid="001958f4"/>
    </style:style>
    <style:style style:name="P13" style:family="paragraph" style:parent-style-name="Heading_20_1">
      <style:text-properties officeooo:rsid="001d0d53" officeooo:paragraph-rsid="001d0d53"/>
    </style:style>
    <style:style style:name="P14" style:family="paragraph" style:parent-style-name="Heading_20_1">
      <style:text-properties officeooo:rsid="0020fa5a" officeooo:paragraph-rsid="0020fa5a"/>
    </style:style>
    <style:style style:name="P15" style:family="paragraph" style:parent-style-name="Heading_20_3">
      <style:text-properties officeooo:rsid="001c7d89" officeooo:paragraph-rsid="0022c735"/>
    </style:style>
    <style:style style:name="P16" style:family="paragraph" style:parent-style-name="Standard">
      <style:text-properties officeooo:rsid="001958f4" officeooo:paragraph-rsid="002061c0"/>
    </style:style>
    <style:style style:name="P17" style:family="paragraph" style:parent-style-name="Table_20_Contents">
      <style:text-properties officeooo:rsid="002061c0" officeooo:paragraph-rsid="002061c0"/>
    </style:style>
    <style:style style:name="P18" style:family="paragraph" style:parent-style-name="Text_20_body">
      <style:text-properties officeooo:rsid="001caa4a" officeooo:paragraph-rsid="0022c735"/>
    </style:style>
    <style:style style:name="P19" style:family="paragraph" style:parent-style-name="Text_20_body">
      <style:text-properties officeooo:rsid="0020fa5a" officeooo:paragraph-rsid="0020fa5a"/>
    </style:style>
    <style:style style:name="P20" style:family="paragraph" style:parent-style-name="Text_20_body">
      <style:text-properties officeooo:rsid="001c7d89" officeooo:paragraph-rsid="0022c735"/>
    </style:style>
    <style:style style:name="T1" style:family="text">
      <style:text-properties officeooo:rsid="001958f4"/>
    </style:style>
    <style:style style:name="T2" style:family="text">
      <style:text-properties officeooo:rsid="001a7e08"/>
    </style:style>
    <style:style style:name="T3" style:family="text">
      <style:text-properties officeooo:rsid="001caa4a"/>
    </style:style>
    <style:style style:name="T4" style:family="text">
      <style:text-properties officeooo:rsid="001d0d53"/>
    </style:style>
    <style:style style:name="T5" style:family="text">
      <style:text-properties officeooo:rsid="001e61c1"/>
    </style:style>
    <style:style style:name="T6" style:family="text">
      <style:text-properties officeooo:rsid="002061c0"/>
    </style:style>
    <style:style style:name="T7" style:family="text">
      <style:text-properties officeooo:rsid="0022c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Documentation</text:p>
      <text:h text:style-name="P12" text:outline-level="1">What am I using to create this, why, and what is required of me to do this.</text:h>
      <text:p text:style-name="P8"><text:line-break/><text:span text:style-name="T1">The problem that exists within the company, is there is no good way to calculate price for batch prints of posters, with different materials, I hope to solve this with my program designed to fix this.</text:span></text:p>
      <text:p text:style-name="P3">Application requirements:</text:p>
      <text:p text:style-name="Standard">Inputs</text:p>
      <text:p text:style-name="P1">Area (widthxheight)</text:p>
      <text:p text:style-name="P1">Number (Not less than 10)</text:p>
      <text:p text:style-name="P1">User Info</text:p>
      <text:p text:style-name="P1"/>
      <text:p text:style-name="P7">Outputs</text:p>
      <text:p text:style-name="P1">Price</text:p>
      <text:p text:style-name="P1">User Info</text:p>
      <text:p text:style-name="P1"/>
      <text:p text:style-name="Standard">Calculation for:</text:p>
      <text:p text:style-name="P1">Batch jobs, with a price drop after 10</text:p>
      <text:p text:style-name="P1">Minimum job of 10</text:p>
      <text:p text:style-name="P1">3 different paper choices, with different prices accordingly</text:p>
      <text:p text:style-name="P1"/>
      <text:p text:style-name="P1"/>
      <text:p text:style-name="P3">What am I using to build this program:</text:p>
      <text:p text:style-name="P1">Python, because I am familiar with it’s logic, and how to build a program with it, alongside with it being multi platform and easy to transfer to different platforms and is very mature. </text:p>
      <text:p text:style-name="P1"/>
      <text:p text:style-name="P1">I will be using the Tinker UI platform <text:span text:style-name="T4">using pygubu as a builder for the program</text:span>, with base python language. </text:p>
      <text:p text:style-name="P1"/>
      <text:h text:style-name="P12" text:outline-level="1">What does it look like, what is it made up of?</text:h>
      <text:p text:style-name="P8"/>
      <text:h text:style-name="P13" text:outline-level="1">Design</text:h>
      <text:p text:style-name="P11">(Refer To image in folder, called design.jpg)</text:p>
      <text:h text:style-name="Heading_20_3" text:outline-level="3">Data Dictionary</text:h>
      <table:table table:name="Table1" table:style-name="Table1">
        <table:table-column table:style-name="Table1.A"/>
        <table:table-column table:style-name="Table1.B"/>
        <table:table-row table:style-name="TableLine94614620644736"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Data Type</text:p>
          </table:table-cell>
        </table:table-row>
        <table:table-row table:style-name="TableLine94614620721488">
          <table:table-cell table:style-name="Table1.A1" office:value-type="string">
            <text:p text:style-name="P2">AreaW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614620722112">
          <table:table-cell table:style-name="Table1.A1" office:value-type="string">
            <text:p text:style-name="P2">AreaH</text:p>
          </table:table-cell>
          <table:table-cell table:style-name="Table1.A1" office:value-type="string">
            <text:p text:style-name="P2">Integer</text:p>
          </table:table-cell>
        </table:table-row>
        <table:table-row table:style-name="TableLine94614620722784">
          <table:table-cell table:style-name="Table1.A1" office:value-type="string">
            <text:p text:style-name="P2">Area</text:p>
          </table:table-cell>
          <table:table-cell table:style-name="Table1.A1" office:value-type="string">
            <text:p text:style-name="P2">Float</text:p>
          </table:table-cell>
        </table:table-row>
        <table:table-row table:style-name="TableLine94614620723568">
          <table:table-cell table:style-name="Table1.A1" office:value-type="string">
            <text:p text:style-name="P2">Count</text:p>
          </table:table-cell>
          <table:table-cell table:style-name="Table1.A1" office:value-type="string">
            <text:p text:style-name="P2">Integer</text:p>
          </table:table-cell>
        </table:table-row>
        <text:soft-page-break/>
        <table:table-row table:style-name="TableLine94614620724352">
          <table:table-cell table:style-name="Table1.A1" office:value-type="string">
            <text:p text:style-name="P2">Price</text:p>
          </table:table-cell>
          <table:table-cell table:style-name="Table1.A1" office:value-type="string">
            <text:p text:style-name="P2">Float (with 2 dec places)</text:p>
          </table:table-cell>
        </table:table-row>
        <table:table-row table:style-name="TableLine94614620725136">
          <table:table-cell table:style-name="Table1.A1" office:value-type="string">
            <text:p text:style-name="P2">Use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614620725920">
          <table:table-cell table:style-name="Table1.A1" office:value-type="string">
            <text:p text:style-name="P2">UserSurName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Line94614620726704">
          <table:table-cell table:style-name="Table1.A1" office:value-type="string">
            <text:p text:style-name="P2">UserEmail</text:p>
          </table:table-cell>
          <table:table-cell table:style-name="Table1.A1" office:value-type="string">
            <text:p text:style-name="P2">String</text:p>
          </table:table-cell>
        </table:table-row>
        <table:table-row table:style-name="Table1.10">
          <table:table-cell table:style-name="Table1.A1" office:value-type="string">
            <text:p text:style-name="P2">UserPhone</text:p>
          </table:table-cell>
          <table:table-cell table:style-name="Table1.A1" office:value-type="string">
            <text:p text:style-name="P2">Integer(With Limited Length)</text:p>
          </table:table-cell>
        </table:table-row>
        <table:table-row table:style-name="Table1.10">
          <table:table-cell table:style-name="Table1.A1" office:value-type="string">
            <text:p text:style-name="P2">PaperType</text:p>
          </table:table-cell>
          <table:table-cell table:style-name="Table1.A1" office:value-type="string">
            <text:p text:style-name="P2">1-3</text:p>
          </table:table-cell>
        </table:table-row>
        <table:table-row table:style-name="Table1.10">
          <table:table-cell table:style-name="Table1.A1" office:value-type="string">
            <text:p text:style-name="P2">PaperTypePrice</text:p>
          </table:table-cell>
          <table:table-cell table:style-name="Table1.A1" office:value-type="string">
            <text:p text:style-name="P2">Array of 3 floats</text:p>
          </table:table-cell>
        </table:table-row>
        <table:table-row table:style-name="Table1.10">
          <table:table-cell table:style-name="Table1.A1" office:value-type="string">
            <text:p text:style-name="P17">Iteration count</text:p>
          </table:table-cell>
          <table:table-cell table:style-name="Table1.A1" office:value-type="string">
            <text:p text:style-name="P17">integer</text:p>
          </table:table-cell>
        </table:table-row>
      </table:table>
      <text:p text:style-name="P3"/>
      <text:h text:style-name="Heading_20_3" text:outline-level="3">Algorithm</text:h>
      <text:p text:style-name="P1">If all (User info, Height, Width, Count, Paper type) are filled, algorithm starts</text:p>
      <text:p text:style-name="P1"/>
      <text:p text:style-name="P1">HeightXWidth Calc= Area</text:p>
      <text:p text:style-name="P1"/>
      <text:p text:style-name="P1">Iterate Total(iterate count){</text:p>
      <text:p text:style-name="P16">Iterate UpToTen{<text:span text:style-name="T2">((</text:span>(Area)X 3p<text:span text:style-name="T2">+Papertypeprice</text:span>(picked from array of 3)<text:span text:style-name="T2">)=+price</text:span><text:span text:style-name="T6">)</text:span></text:p>
      <text:p text:style-name="P16"><text:span text:style-name="T6">Add 1 to iteration count</text:span>}</text:p>
      <text:p text:style-name="P16"><text:span text:style-name="T6">Iterate When Above 10</text:span><text:span text:style-name="T2">((</text:span>Area)X <text:s/>0.0075p<text:span text:style-name="T2">)+Papertypeprice</text:span>(picked from array of 3)<text:span text:style-name="T2">)=+price</text:span><text:span text:style-name="T6">)</text:span></text:p>
      <text:p text:style-name="P16"><text:span text:style-name="T6">Add 1 to iteration count</text:span><text:span text:style-name="T2">}</text:span></text:p>
      <text:p text:style-name="P5"/>
      <text:p text:style-name="P9">Output Price to <text:span text:style-name="T6">Output box</text:span></text:p>
      <text:h text:style-name="P14" text:outline-level="1">Justification of plan, and design decisions</text:h>
      <text:p text:style-name="P19">This program design will be easily readable, and usable for the average person, alongside <text:span text:style-name="T7">being simple to produce, and easy to run. It will do what is required for the company, without using much resources, nor will it </text:span></text:p>
      <text:p text:style-name="P19"/>
      <text:h text:style-name="P15" text:outline-level="3">Test Plan</text:h>
      <text:p text:style-name="P20">Does it only accept the data that is correct for each box? (Yes/No)<text:span text:style-name="T5">5</text:span></text:p>
      <text:p text:style-name="P20">Does it refuse sub-10 count of posters? (Yes/No) <text:span text:style-name="T4">Yes</text:span></text:p>
      <text:p text:style-name="P20">Does the price change for each poster after 10 posters? (Yes/No) <text:span text:style-name="T4">Yes</text:span></text:p>
      <text:p text:style-name="P20">Does the price change depending on poster selected, and the price is put out as what would be correct for that amount of posters (Yes/No) <text:span text:style-name="T4">Yes</text:span></text:p>
      <text:p text:style-name="P20">Does <text:span text:style-name="T3">the poster output and input work correctly (Yes/No) </text:span><text:span text:style-name="T4">Yes</text:span></text:p>
      <text:p text:style-name="P18">Is the user info formatted correctly (Yes/No) <text:span text:style-name="T6">Yes</text:span></text:p>
      <text:p text:style-name="P18">Does the program crash at any point? (Yes/No) (error code:) <text:span text:style-name="T4">No</text:span></text:p>
      <text:p text:style-name="P10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958f4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50:58.435800194</meta:creation-date>
    <dc:date>2022-05-23T10:03:26.133894626</dc:date>
    <meta:editing-duration>PT2H19M19S</meta:editing-duration>
    <meta:editing-cycles>7</meta:editing-cycles>
    <meta:generator>LibreOffice/7.3.3.2$Linux_X86_64 LibreOffice_project/30$Build-2</meta:generator>
    <meta:document-statistic meta:table-count="1" meta:image-count="0" meta:object-count="0" meta:page-count="2" meta:paragraph-count="67" meta:word-count="399" meta:character-count="2374" meta:non-whitespace-character-count="2037"/>
  </office:meta>
</office:document-meta>
</file>